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Text_20_body">
      <style:paragraph-properties fo:text-align="justify" style:justify-single-word="false"/>
      <style:text-properties officeooo:paragraph-rsid="00459fbc"/>
    </style:style>
    <style:style style:name="P3" style:family="paragraph" style:parent-style-name="Text_20_body">
      <style:paragraph-properties fo:text-align="justify" style:justify-single-word="false"/>
      <style:text-properties officeooo:rsid="00473338" officeooo:paragraph-rsid="00473338"/>
    </style:style>
    <style:style style:name="P4" style:family="paragraph" style:parent-style-name="Text_20_body">
      <style:paragraph-properties fo:text-align="justify" style:justify-single-word="false"/>
      <style:text-properties officeooo:rsid="00488e8c" officeooo:paragraph-rsid="00488e8c"/>
    </style:style>
    <style:style style:name="P5" style:family="paragraph" style:parent-style-name="Text_20_body">
      <style:paragraph-properties fo:text-align="justify" style:justify-single-word="false"/>
      <style:text-properties officeooo:rsid="004a573b" officeooo:paragraph-rsid="004a573b"/>
    </style:style>
    <style:style style:name="P6" style:family="paragraph" style:parent-style-name="Text_20_body">
      <style:paragraph-properties fo:text-align="justify" style:justify-single-word="false"/>
      <style:text-properties officeooo:rsid="004ae356" officeooo:paragraph-rsid="004ae356"/>
    </style:style>
    <style:style style:name="P7" style:family="paragraph" style:parent-style-name="Heading_20_2">
      <style:text-properties officeooo:rsid="00488e8c" officeooo:paragraph-rsid="00488e8c"/>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Heading_20_1">
      <style:paragraph-properties fo:break-before="page"/>
      <style:text-properties officeooo:rsid="00459fbc" officeooo:paragraph-rsid="00459fbc"/>
    </style:style>
    <style:style style:name="P10" style:family="paragraph" style:parent-style-name="Heading_20_1">
      <style:text-properties officeooo:rsid="00459fbc" officeooo:paragraph-rsid="00459fbc"/>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de">
      <style:paragraph-properties fo:text-align="justify" style:justify-single-word="false"/>
      <style:text-properties officeooo:rsid="004a573b" officeooo:paragraph-rsid="004a573b"/>
    </style:style>
    <style:style style:name="T1" style:family="text">
      <style:text-properties officeooo:rsid="00459fbc"/>
    </style:style>
    <style:style style:name="T2" style:family="text">
      <style:text-properties officeooo:rsid="00488e8c"/>
    </style:style>
    <style:style style:name="T3" style:family="text">
      <style:text-properties style:font-name="Liberation Mono"/>
    </style:style>
    <style:style style:name="T4" style:family="text">
      <style:text-properties style:font-name="Liberation Mono" style:font-name-asian="NSimSun" style:font-name-complex="Liberation Mono"/>
    </style:style>
    <style:style style:name="T5" style:family="text">
      <style:text-properties style:font-name="Liberation Mono" officeooo:rsid="00488e8c" style:font-name-asian="NSimSun" style:font-name-complex="Liberation Mono"/>
    </style:style>
    <style:style style:name="T6" style:family="text">
      <style:text-properties style:font-name="Liberation Mono" officeooo:rsid="00488e8c" style:font-name-asian="NSimSun" style:font-name-complex="Liberation Mono"/>
    </style:style>
    <style:style style:name="T7" style:family="text">
      <style:text-properties officeooo:rsid="004a3378"/>
    </style:style>
    <style:style style:name="T8" style:family="text">
      <style:text-properties style:font-name="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text:a xlink:type="simple" xlink:href="#__RefHeading___Toc1713_1843835056" text:style-name="Index_20_Link" text:visited-style-name="Index_20_Link">1 <text:s/>Einführung<text:tab/>2</text:a></text:p>
          <text:p text:style-name="P11"><text:a xlink:type="simple" xlink:href="#__RefHeading___Toc1715_1843835056" text:style-name="Index_20_Link" text:visited-style-name="Index_20_Link">2 <text:s/>Änderungen an bestehenden Features<text:tab/>2</text:a></text:p>
          <text:p text:style-name="P8"><text:a xlink:type="simple" xlink:href="#__RefHeading___Toc1745_1843835056" text:style-name="Index_20_Link" text:visited-style-name="Index_20_Link">2.1 <text:s/>Entity Scripting Values<text:tab/>2</text:a></text:p>
          <text:p text:style-name="P8"><text:a xlink:type="simple" xlink:href="#__RefHeading___Toc1747_1843835056" text:style-name="Index_20_Link" text:visited-style-name="Index_20_Link">2.2 <text:s/>Time Line<text:tab/>2</text:a></text:p>
          <text:p text:style-name="P11"><text:a xlink:type="simple" xlink:href="#__RefHeading___Toc1717_1843835056" text:style-name="Index_20_Link" text:visited-style-name="Index_20_Link">3 <text:s/>Neu hinzugekommene Features<text:tab/>2</text:a></text:p>
          <text:p text:style-name="P8"><text:a xlink:type="simple" xlink:href="#__RefHeading___Toc1749_1843835056" text:style-name="Index_20_Link" text:visited-style-name="Index_20_Link">3.1 <text:s/>Reward_MapScriptFunction und Reprisal_MapScriptFunction<text:tab/>2</text:a></text:p>
          <text:p text:style-name="P8"><text:a xlink:type="simple" xlink:href="#__RefHeading___Toc1751_1843835056" text:style-name="Index_20_Link" text:visited-style-name="Index_20_Link">3.2 <text:s/>Trennung Erfolgs- und Niederlage-Briefing<text:tab/>2</text:a></text:p>
        </text:index-body>
      </text:table-of-content>
      <text:p text:style-name="Text_20_body"/>
      <text:h text:style-name="P9" text:outline-level="1"><text:bookmark-start text:name="__RefHeading___Toc1713_1843835056"/>Einführung<text:bookmark-end text:name="__RefHeading___Toc1713_1843835056"/></text:h>
      <text:p text:style-name="P2"/>
      <text:h text:style-name="P10" text:outline-level="1"><text:bookmark-start text:name="__RefHeading___Toc1715_1843835056"/>Änderungen an bestehenden Features<text:bookmark-end text:name="__RefHeading___Toc1715_1843835056"/></text:h>
      <text:h text:style-name="P7" text:outline-level="2"><text:bookmark-start text:name="__RefHeading___Toc1745_1843835056"/>Entity Scripting Values<text:bookmark-end text:name="__RefHeading___Toc1745_1843835056"/></text:h>
      <text:p text:style-name="P4">Die Entity Scripting Values wurden in ein neues Konzept überführt. Sie sind nicht mehr Hauptbestandteil des Bundles, sondern Mittel zum Zweck. Das neu entstandene Entity Properties Bundle kann die wichtigsten Eigenschaften von Entities abfragen und ändern. Dabei wird ein Wrapper erstellt, der seine Gültigkeit behält.</text:p>
      <text:p text:style-name="Code"><text:span text:style-name="T2">Hakim = QSB.EntityProperty:New(</text:span><text:span text:style-name="T5">"</text:span><text:span text:style-name="T5">hakim</text:span><text:span text:style-name="T5">"</text:span><text:span text:style-name="T2">);<text:line-break/>Hakim</text:span>:<text:span text:style-name="T2">Hurt(50, true);</text:span></text:p>
      <text:p text:style-name="P4">Über die Variable Hakim kann zu einem späteren Zeitpunkt auf weitere Methoden zugegriffen werden. Für eine genaue Liste siehe die Dokumentation.</text:p>
      <text:h text:style-name="Heading_20_2" text:outline-level="2"><text:bookmark-start text:name="__RefHeading___Toc1747_1843835056"/>Time Line<text:bookmark-end text:name="__RefHeading___Toc1747_1843835056"/></text:h>
      <text:p text:style-name="P3">Die API-Funktionen der TimeLine wurden komplett entfernt. Sie haben ohne jegliche Prüfung nur die Methoden der TimeLine-Klasse aufgerufen. Zusammen mit den doppelten Kommentaren unnötiger Boilerplate Code.</text:p>
      <text:p text:style-name="P4">Aus API.TimeLineXXX wird QSB.TimeLine:XXX. Alle Argumente bleiben gleich. <text:span text:style-name="T7">Für weitere Informationen siehe die Dokumentation ein.</text:span></text:p>
      <text:h text:style-name="P10" text:outline-level="1"><text:bookmark-start text:name="__RefHeading___Toc1717_1843835056"/>Neu hinzugekommene Features<text:bookmark-end text:name="__RefHeading___Toc1717_1843835056"/></text:h>
      <text:h text:style-name="Heading_20_2" text:outline-level="2"><text:bookmark-start text:name="__RefHeading___Toc1749_1843835056"/>Reward_MapScriptFunction und Reprisal_MapScriptFunction<text:bookmark-end text:name="__RefHeading___Toc1749_1843835056"/></text:h>
      <text:p text:style-name="P5">Die Behavior wurden überarbeitet. Ihre Originalfunktion bleibt erhalten. Im Skript bekommt man die Möglichkeit eine Funktionsreferenz statt einem String anzugeben. Alle weiteren Argumente werden zu Argumenten der referenzierten Funktion.</text:p>
      <text:p text:style-name="P12">Reward_MapScriptFunction(ReplaceEntity, <text:span text:style-name="T5">"</text:span><text:span text:style-name="T5">hakim</text:span><text:span text:style-name="T5">", </text:span><text:span text:style-name="T4">Entities.U_KnightWisdom);</text:span></text:p>
      <text:h text:style-name="Heading_20_2" text:outline-level="2"><text:bookmark-start text:name="__RefHeading___Toc1751_1843835056"/>Trennung Erfolgs- und Niederlage-Briefing<text:bookmark-end text:name="__RefHeading___Toc1751_1843835056"/></text:h>
      <text:p text:style-name="P6">Der ursprüngliche Trigger <text:span text:style-name="T3">Trigger_Briefing</text:span> behält seine ursprüngliche Funktion.</text:p>
      <text:p text:style-name="P6">Neu ist, dass nun getrennte Erfolgs- und Niederlage-Briefings an einen Quest angebunden werden können. <text:span text:style-name="T3">Reprisal_Briefing</text:span> bindet ein Briefing, dass mit <text:s/><text:span text:style-name="T3">Trigger_BriefingFailure</text:span><text:span text:style-name="T8"> abgefragt werden kann. Zusätzlich dazu bindet </text:span><text:span text:style-name="T3">Reward_Briefing</text:span><text:span text:style-name="T8"> ein Briefing, dass mit <text:s/></text:span><text:span text:style-name="T3">Trigger_BriefingSuccess</text:span><text:span text:style-name="T8"> abgefragt werden k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d5e0ee"/>
      <style:paragraph-properties fo:margin-top="0cm" fo:margin-bottom="0.199cm" loext:contextual-spacing="false" style:page-number="auto" fo:background-color="#d5e0ee" fo:padding="0.049cm" fo:border="0.06pt dotted #000000" style:shadow="non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style style:name="MT1" style:family="text">
      <style:text-properties officeooo:rsid="00459f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Migration Guide</text:span> QSB-S <text:span text:style-name="MT1">Version 1.x.x → 2.x.x</text:span><text:tab/><text:tab/><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2-08T17:31:57.152000000</dc:date>
    <meta:editing-duration>PT2H30M25S</meta:editing-duration>
    <meta:editing-cycles>37</meta:editing-cycles>
    <meta:document-statistic meta:table-count="0" meta:image-count="0" meta:object-count="0" meta:page-count="2" meta:paragraph-count="25" meta:word-count="258" meta:character-count="2083" meta:non-whitespace-character-count="1840"/>
  </office:meta>
</office:document-meta>
</file>